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440.25pt"/>
    </style:style>
    <style:style style:name="co3" style:family="table-column">
      <style:table-column-properties fo:break-before="auto" style:column-width="237.2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tes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-ADC-LAMP1,D-Reg1,D-Reg2,D-Reg3,D-Reg4,D-VCC1,D-USB1,D-LAMP1,D-V12,D-ADC-USB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Symbol_ESD-Logo_Copper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ol_ESD-Logo_CopperTop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-BATT1,R-BATT2,R-PVS1,R-PVS2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-BATT1,C-PVS1</text:p>
          </table:table-cell>
          <table:table-cell office:value-type="string" calcext:value-type="string">
            <text:p>C_Rect_L7_W2_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-RegA2,C-RegB1,C-RegA1,C-RegB2,C-RegA3,C-RegB3,C-RegA4,C-RegB4</text:p>
          </table:table-cell>
          <table:table-cell office:value-type="string" calcext:value-type="string">
            <text:p>C_Radial_D5_L6_P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-Scot1,D-Scot2,D-Scot3,D-Scot4</text:p>
          </table:table-cell>
          <table:table-cell table:style-name="ce1" office:value-type="string" calcext:value-type="string">
            <text:p>Diode_DO-35_SOD27_Horizontal_RM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_Schottky</text:p>
          </table:table-cell>
          <table:table-cell table:style-name="ce1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-Reg1,IC-Reg2</text:p>
          </table:table-cell>
          <table:table-cell office:value-type="string" calcext:value-type="string">
            <text:p>TO-263-5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2596S-5v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TQFP-32_7x7mm_Pitch0.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MEGA8A-A</text:p>
          </table:table-cell>
          <table:table-cell table:style-name="ce2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-Reg1,L-Reg2,L-Reg3,L-Reg4</text:p>
          </table:table-cell>
          <table:table-cell office:value-type="string" calcext:value-type="string">
            <text:p>INDUCTOR_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-RST1,R-CONN1,R-CONN3,R-CONN2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-omron-B3F-1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P1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C-Reg3</text:p>
          </table:table-cell>
          <table:table-cell table:style-name="ce2" office:value-type="string" calcext:value-type="string">
            <text:p>TO-263-5Lea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2596S-12v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C-Reg4</text:p>
          </table:table-cell>
          <table:table-cell table:style-name="ce2" office:value-type="string" calcext:value-type="string">
            <text:p>TO-263-5Lea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2596S-Adj</text:p>
          </table:table-cell>
          <table:table-cell table:style-name="ce2"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TT1,BATT2,BATT3,BATT4,PIN-LAMP1,PIN-PV1,PIN-USB1</text:p>
          </table:table-cell>
          <table:table-cell office:value-type="string" calcext:value-type="string">
            <text:p>SparkFun-1X02_XTRA_BI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02PTH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Z-VCC1,DZ-USB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v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-VCC1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Symbol_HighVoltage_Type2_CopperTop_Very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ol_HighVoltage_Type2_CopperTop_VerySmall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Symbol_OSHW-Logo_Copper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ol_OSHW-Logo_CopperTop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1,D2,D3,D4,D5,D6</text:p>
          </table:table-cell>
          <table:table-cell office:value-type="string" calcext:value-type="string">
            <text:p>Pin_Header_Straight_1x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dc:date>2015-11-19T11:22:39.434345638</dc:date>
    <meta:editing-duration>PT5M2S</meta:editing-duration>
    <meta:editing-cycles>1</meta:editing-cycles>
    <meta:document-statistic meta:table-count="1" meta:cell-count="111" meta:object-count="0"/>
  </office:meta>
</office:document-meta>
</file>